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5.279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5.226cm"/>
    </style:style>
    <style:style style:name="co6" style:family="table-column">
      <style:table-column-properties fo:break-before="auto" style:column-width="3.911cm"/>
    </style:style>
    <style:style style:name="co7" style:family="table-column">
      <style:table-column-properties fo:break-before="auto" style:column-width="2.33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5.3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9"/>
  </office:automatic-styles>
  <office:body>
    <office:spreadsheet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0" table:default-cell-style-name="ce1"/>
        <table:table-column table:style-name="co10" table:default-cell-style-name="Default"/>
        <table:table-column table:style-name="co10" table:default-cell-style-name="ce1"/>
        <table:table-row table:style-name="ro1">
          <table:table-cell office:value-type="string" calcext:value-type="string">
            <text:p>Order list for /home/andreas/eagle/SAM9G25/sam9g25.s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ported from EAGLE with DesignLink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Ordercode</text:p>
          </table:table-cell>
          <table:table-cell table:style-name="ce5" office:value-type="string" calcext:value-type="string">
            <text:p>Hersteller</text:p>
          </table:table-cell>
          <table:table-cell table:style-name="ce5" office:value-type="string" calcext:value-type="string">
            <text:p>Herstellercode</text:p>
          </table:table-cell>
          <table:table-cell table:style-name="ce2" office:value-type="string" calcext:value-type="string">
            <text:p>Verfügbarkeit</text:p>
          </table:table-cell>
          <table:table-cell table:style-name="ce2" office:value-type="string" calcext:value-type="string">
            <text:p>Preis (ab)</text:p>
          </table:table-cell>
          <table:table-cell table:style-name="ce5" office:value-type="string" calcext:value-type="string">
            <text:p>Beschreibung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0@100MHz</text:p>
          </table:table-cell>
          <table:table-cell office:value-type="float" office:value="603" calcext:value-type="float">
            <text:p>603</text:p>
          </table:table-cell>
          <table:table-cell office:value-type="float" office:value="1865812" calcext:value-type="float">
            <text:p>1865812</text:p>
          </table:table-cell>
          <table:table-cell office:value-type="string" calcext:value-type="string">
            <text:p>JOHANSON TECHNOLOGY</text:p>
          </table:table-cell>
          <table:table-cell office:value-type="string" calcext:value-type="string">
            <text:p>L-14CR12JV4T</text:p>
          </table:table-cell>
          <table:table-cell office:value-type="float" office:value="500" calcext:value-type="float">
            <text:p>500</text:p>
          </table:table-cell>
          <table:table-cell office:value-type="float" office:value="0.0268" calcext:value-type="float">
            <text:p>0,0268</text:p>
          </table:table-cell>
          <table:table-cell office:value-type="string" calcext:value-type="string">
            <text:p>JOHANSON TECHNOLOGY - L-14CR12JV4T - INDUKTIVITAET HF, 0603, 120NH, 5%</text:p>
          </table:table-cell>
          <table:table-cell table:style-name="ce6" table:formula="of:=[.H5]*[.A5]" office:value-type="float" office:value="0.0268" calcext:value-type="float">
            <text:p>0,0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100n</text:p>
          </table:table-cell>
          <table:table-cell office:value-type="string" calcext:value-type="string">
            <text:p>C0603</text:p>
          </table:table-cell>
          <table:table-cell office:value-type="float" office:value="1759037" calcext:value-type="float">
            <text:p>1759037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104K250CT</text:p>
          </table:table-cell>
          <table:table-cell office:value-type="float" office:value="298918" calcext:value-type="float">
            <text:p>298918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ULTICOMP - MC0603B104K250CT - MLCC 0603, X7R, 25V, 100NF</text:p>
          </table:table-cell>
          <table:table-cell table:style-name="ce6" table:formula="of:=[.H6]*[.A6]" office:value-type="float" office:value="0.066" calcext:value-type="float">
            <text:p>0,0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0n</text:p>
          </table:table-cell>
          <table:table-cell office:value-type="string" calcext:value-type="string">
            <text:p>C0603</text:p>
          </table:table-cell>
          <table:table-cell office:value-type="float" office:value="1759003" calcext:value-type="float">
            <text:p>1759003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103K160CT</text:p>
          </table:table-cell>
          <table:table-cell office:value-type="float" office:value="90722" calcext:value-type="float">
            <text:p>90722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ULTICOMP - MC0603B103K160CT - MLCC 0603, X7R, 16V, 10NF</text:p>
          </table:table-cell>
          <table:table-cell table:style-name="ce6" table:formula="of:=[.H7]*[.A7]" office:value-type="float" office:value="0.002" calcext:value-type="float">
            <text:p>0,00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0603</text:p>
          </table:table-cell>
          <table:table-cell office:value-type="float" office:value="2320799" calcext:value-type="float">
            <text:p>2320799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N100J500CT</text:p>
          </table:table-cell>
          <table:table-cell office:value-type="float" office:value="1537" calcext:value-type="float">
            <text:p>1537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ULTICOMP - MC0603N100J500CT - KONDENSATOR MLCC 10PF, 50V, NP0, 0603</text:p>
          </table:table-cell>
          <table:table-cell table:style-name="ce6" table:formula="of:=[.H8]*[.A8]"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0603</text:p>
          </table:table-cell>
          <table:table-cell office:value-type="float" office:value="1759055" calcext:value-type="float">
            <text:p>175905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N150J500CT</text:p>
          </table:table-cell>
          <table:table-cell office:value-type="float" office:value="40330" calcext:value-type="float">
            <text:p>40330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ULTICOMP - MC0603N150J500CT - MLCC 0603, NP0, 50V, 15PF</text:p>
          </table:table-cell>
          <table:table-cell table:style-name="ce6" table:formula="of:=[.H9]*[.A9]" office:value-type="float" office:value="0.015" calcext:value-type="float">
            <text:p>0,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0603</text:p>
          </table:table-cell>
          <table:table-cell office:value-type="float" office:value="1759399" calcext:value-type="float">
            <text:p>1759399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X105K100CT</text:p>
          </table:table-cell>
          <table:table-cell office:value-type="float" office:value="12768" calcext:value-type="float">
            <text:p>12768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ULTICOMP - MC0603X105K100CT - MLCC 0603, X5R, 10V, 1UF</text:p>
          </table:table-cell>
          <table:table-cell table:style-name="ce6" table:formula="of:=[.H10]*[.A10]"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0603</text:p>
          </table:table-cell>
          <table:table-cell office:value-type="float" office:value="1759058" calcext:value-type="float">
            <text:p>1759058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N270J500CT</text:p>
          </table:table-cell>
          <table:table-cell office:value-type="float" office:value="22834" calcext:value-type="float">
            <text:p>22834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ULTICOMP - MC0603N270J500CT - MLCC 0603, NP0, 50V, 27PF</text:p>
          </table:table-cell>
          <table:table-cell table:style-name="ce6" table:formula="of:=[.H11]*[.A11]" office:value-type="float" office:value="0.015" calcext:value-type="float">
            <text:p>0,0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0603</text:p>
          </table:table-cell>
          <table:table-cell office:value-type="float" office:value="1759392" calcext:value-type="float">
            <text:p>1759392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X225K6R3CT</text:p>
          </table:table-cell>
          <table:table-cell office:value-type="float" office:value="79455" calcext:value-type="float">
            <text:p>79455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MULTICOMP - MC0603X225K6R3CT - MLCC 0603, X5R, 6.3V, 2.2UF</text:p>
          </table:table-cell>
          <table:table-cell table:style-name="ce6" table:formula="of:=[.H12]*[.A12]" office:value-type="float" office:value="0.012" calcext:value-type="float">
            <text:p>0,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0603</text:p>
          </table:table-cell>
          <table:table-cell office:value-type="float" office:value="1759079" calcext:value-type="float">
            <text:p>1759079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471K500CT</text:p>
          </table:table-cell>
          <table:table-cell office:value-type="float" office:value="24591" calcext:value-type="float">
            <text:p>24591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ULTICOMP - MC0603B471K500CT - MLCC 0603, X7R, 50V, 470PF</text:p>
          </table:table-cell>
          <table:table-cell table:style-name="ce6" table:formula="of:=[.H13]*[.A13]"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0603</text:p>
          </table:table-cell>
          <table:table-cell office:value-type="float" office:value="2320811" calcext:value-type="float">
            <text:p>2320811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X475K6R3CT</text:p>
          </table:table-cell>
          <table:table-cell office:value-type="float" office:value="44360" calcext:value-type="float">
            <text:p>44360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MULTICOMP - MC0603X475K6R3CT - KONDENSATOR MLCC 4.7UF, 6.3V, X5R, 0603</text:p>
          </table:table-cell>
          <table:table-cell table:style-name="ce6" table:formula="of:=[.H14]*[.A14]" office:value-type="float" office:value="0.055" calcext:value-type="float">
            <text:p>0,0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0u/6V3</text:p>
          </table:table-cell>
          <table:table-cell office:value-type="string" calcext:value-type="string">
            <text:p>C0805</text:p>
          </table:table-cell>
          <table:table-cell office:value-type="float" office:value="2320852" calcext:value-type="float">
            <text:p>2320852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805X106K6R3CT</text:p>
          </table:table-cell>
          <table:table-cell office:value-type="float" office:value="30301" calcext:value-type="float">
            <text:p>30301</text:p>
          </table:table-cell>
          <table:table-cell office:value-type="float" office:value="0.021" calcext:value-type="float">
            <text:p>0,021</text:p>
          </table:table-cell>
          <table:table-cell office:value-type="string" calcext:value-type="string">
            <text:p>MULTICOMP - MC0805X106K6R3CT - KONDENSATOR MLCC 10UF, 6.3V, X5R, 0805</text:p>
          </table:table-cell>
          <table:table-cell table:style-name="ce6" table:formula="of:=[.H15]*[.A15]" office:value-type="float" office:value="0.126" calcext:value-type="float">
            <text:p>0,12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2uF/6.3V</text:p>
          </table:table-cell>
          <table:table-cell office:value-type="string" calcext:value-type="string">
            <text:p>C0805</text:p>
          </table:table-cell>
          <table:table-cell office:value-type="float" office:value="2309030" calcext:value-type="float">
            <text:p>2309030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X5R0J226M/1.25</text:p>
          </table:table-cell>
          <table:table-cell office:value-type="float" office:value="64126" calcext:value-type="float">
            <text:p>64126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TDK - C2012X5R0J226M/1.25 - CAP, MLCC, X5R, 22UF, 6.3V, 0805</text:p>
          </table:table-cell>
          <table:table-cell table:style-name="ce6" table:formula="of:=[.H16]*[.A16]" office:value-type="float" office:value="0.09" calcext:value-type="float">
            <text:p>0,09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IP-LED0603</text:p>
          </table:table-cell>
          <table:table-cell office:value-type="float" office:value="2290329" calcext:value-type="float">
            <text:p>2290329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1608SURCK</text:p>
          </table:table-cell>
          <table:table-cell office:value-type="float" office:value="65224" calcext:value-type="float">
            <text:p>65224</text:p>
          </table:table-cell>
          <table:table-cell office:value-type="float" office:value="0.0446" calcext:value-type="float">
            <text:p>0,0446</text:p>
          </table:table-cell>
          <table:table-cell office:value-type="string" calcext:value-type="string">
            <text:p>KINGBRIGHT - KP-1608SURCK - LED,0603,230MCD,ROT</text:p>
          </table:table-cell>
          <table:table-cell table:style-name="ce6" table:formula="of:=[.H17]*[.A17]" office:value-type="float" office:value="0.0446" calcext:value-type="float">
            <text:p>0,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5PSXG63JFR</text:p>
          </table:table-cell>
          <table:table-cell office:value-type="string" calcext:value-type="string">
            <text:p>FBGA84</text:p>
          </table:table-cell>
          <table:table-cell office:value-type="float" office:value="2114749" calcext:value-type="float">
            <text:p>2114749</text:p>
          </table:table-cell>
          <table:table-cell office:value-type="string" calcext:value-type="string">
            <text:p>HYNIX SEMICONDUCTOR</text:p>
          </table:table-cell>
          <table:table-cell office:value-type="string" calcext:value-type="string">
            <text:p>H5PS1G63JFR-S5C</text:p>
          </table:table-cell>
          <table:table-cell office:value-type="float" office:value="125" calcext:value-type="float">
            <text:p>125</text:p>
          </table:table-cell>
          <table:table-cell office:value-type="float" office:value="4.84" calcext:value-type="float">
            <text:p>4,84</text:p>
          </table:table-cell>
          <table:table-cell office:value-type="string" calcext:value-type="string">
            <text:p>HYNIX SEMICONDUCTOR - H5PS1G63JFR-S5C - SDRAM,DDR2, 1GB (X16), 84FBGA</text:p>
          </table:table-cell>
          <table:table-cell table:style-name="ce6" table:formula="of:=[.H18]*[.A18]" office:value-type="float" office:value="4.84" calcext:value-type="float">
            <text:p>4,84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HFJ11-2450E</text:p>
          </table:table-cell>
          <table:table-cell office:value-type="string" calcext:value-type="string">
            <text:p>HFJ11_LED</text:p>
          </table:table-cell>
          <table:table-cell office:value-type="string" calcext:value-type="string">
            <text:p>unknown</text:p>
          </table:table-cell>
          <table:table-cell table:number-columns-repeated="5"/>
          <table:table-cell table:style-name="ce6" table:formula="of:=[.H19]*[.A19]" office:value-type="float" office:value="0" calcext:value-type="float">
            <text:p>0,00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KMR4</text:p>
          </table:table-cell>
          <table:table-cell office:value-type="string" calcext:value-type="string">
            <text:p>KMR4</text:p>
          </table:table-cell>
          <table:table-cell office:value-type="float" office:value="1908237" calcext:value-type="float">
            <text:p>1908237</text:p>
          </table:table-cell>
          <table:table-cell office:value-type="string" calcext:value-type="string">
            <text:p>C &amp; K COMPONENTS</text:p>
          </table:table-cell>
          <table:table-cell office:value-type="string" calcext:value-type="string">
            <text:p>KMR421NGULCLFS</text:p>
          </table:table-cell>
          <table:table-cell office:value-type="float" office:value="4096" calcext:value-type="float">
            <text:p>4096</text:p>
          </table:table-cell>
          <table:table-cell office:value-type="float" office:value="0.192" calcext:value-type="float">
            <text:p>0,192</text:p>
          </table:table-cell>
          <table:table-cell office:value-type="string" calcext:value-type="string">
            <text:p>C &amp; K COMPONENTS - KMR421NGULCLFS - TASTER, OHNE MASSEPIN, 2N, NIEDERSTROM</text:p>
          </table:table-cell>
          <table:table-cell table:style-name="ce6" table:formula="of:=[.H20]*[.A20]" office:value-type="float" office:value="0.192" calcext:value-type="float">
            <text:p>0,19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2012C</text:p>
          </table:table-cell>
          <table:table-cell office:value-type="float" office:value="2112890" calcext:value-type="float">
            <text:p>2112890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CB2012T100MR.</text:p>
          </table:table-cell>
          <table:table-cell office:value-type="float" office:value="8957" calcext:value-type="float">
            <text:p>8957</text:p>
          </table:table-cell>
          <table:table-cell office:value-type="float" office:value="0.0556" calcext:value-type="float">
            <text:p>0,0556</text:p>
          </table:table-cell>
          <table:table-cell office:value-type="string" calcext:value-type="string">
            <text:p>TAIYO YUDEN - CB2012T100MR. - INDUKTIVITAET,POWER, 10UH, 0.2A, 20%</text:p>
          </table:table-cell>
          <table:table-cell table:style-name="ce6" table:formula="of:=[.H21]*[.A21]" office:value-type="float" office:value="0.1112" calcext:value-type="float">
            <text:p>0,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L2012C</text:p>
          </table:table-cell>
          <table:table-cell office:value-type="float" office:value="2215646" calcext:value-type="float">
            <text:p>2215646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2012DR22DT</text:p>
          </table:table-cell>
          <table:table-cell office:value-type="float" office:value="144" calcext:value-type="float">
            <text:p>144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TDK - MLZ2012DR22DT - INDUKTIVITAET, GESCH, 0.22UH, 20%</text:p>
          </table:table-cell>
          <table:table-cell table:style-name="ce6" table:formula="of:=[.H22]*[.A22]" office:value-type="float" office:value="0.045" calcext:value-type="float">
            <text:p>0,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B0805/600R/200mA</text:p>
          </table:table-cell>
          <table:table-cell office:value-type="string" calcext:value-type="string">
            <text:p>L2012C</text:p>
          </table:table-cell>
          <table:table-cell office:value-type="float" office:value="1515655" calcext:value-type="float">
            <text:p>151565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21BD601SN1D</text:p>
          </table:table-cell>
          <table:table-cell office:value-type="float" office:value="7933" calcext:value-type="float">
            <text:p>7933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MURATA - BLM21BD601SN1D - FERRITE PERLE, 0805 BAUFORM, 600OHM</text:p>
          </table:table-cell>
          <table:table-cell table:style-name="ce6" table:formula="of:=[.H23]*[.A23]" office:value-type="float" office:value="0.058" calcext:value-type="float">
            <text:p>0,05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2u2</text:p>
          </table:table-cell>
          <table:table-cell office:value-type="string" calcext:value-type="string">
            <text:p>L3230M</text:p>
          </table:table-cell>
          <table:table-cell office:value-type="float" office:value="2287940" calcext:value-type="float">
            <text:p>2287940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ME3220-222MLB</text:p>
          </table:table-cell>
          <table:table-cell office:value-type="float" office:value="-6" calcext:value-type="float">
            <text:p>-6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COILCRAFT - ME3220-222MLB - LEIST.INDUKT 2.2UH, 2A, 0%,92.6MHZ</text:p>
          </table:table-cell>
          <table:table-cell table:style-name="ce6" table:formula="of:=[.H24]*[.A24]" office:value-type="float" office:value="0.78" calcext:value-type="float">
            <text:p>0,78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T91SAM9G25</text:p>
          </table:table-cell>
          <table:table-cell office:value-type="string" calcext:value-type="string">
            <text:p>LFBGA217</text:p>
          </table:table-cell>
          <table:table-cell office:value-type="float" office:value="2066288" calcext:value-type="float">
            <text:p>2066288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91SAM9G25-CU</text:p>
          </table:table-cell>
          <table:table-cell office:value-type="float" office:value="24" calcext:value-type="float">
            <text:p>24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TMEL - AT91SAM9G25-CU - MCU,32BIT,ARM9, 217BGA</text:p>
          </table:table-cell>
          <table:table-cell table:style-name="ce6" table:formula="of:=[.H25]*[.A25]" office:value-type="float" office:value="7.01" calcext:value-type="float">
            <text:p>7,0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LEX-47346-0001</text:p>
          </table:table-cell>
          <table:table-cell office:value-type="string" calcext:value-type="string">
            <text:p>MOLEX-47364-0001</text:p>
          </table:table-cell>
          <table:table-cell office:value-type="float" office:value="1568026" calcext:value-type="float">
            <text:p>1568026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47346-0001</text:p>
          </table:table-cell>
          <table:table-cell office:value-type="float" office:value="14235" calcext:value-type="float">
            <text:p>14235</text:p>
          </table:table-cell>
          <table:table-cell office:value-type="float" office:value="0.335" calcext:value-type="float">
            <text:p>0,335</text:p>
          </table:table-cell>
          <table:table-cell office:value-type="string" calcext:value-type="string">
            <text:p>MOLEX - 47346-0001 - BUCHSE,MICRO USB-B,UNTEN MONT</text:p>
          </table:table-cell>
          <table:table-cell table:style-name="ce6" table:formula="of:=[.H26]*[.A26]" office:value-type="float" office:value="0.335" calcext:value-type="float">
            <text:p>0,3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ICRO-SD_MOLEX-502774-001</text:p>
          </table:table-cell>
          <table:table-cell office:value-type="string" calcext:value-type="string">
            <text:p>MOLEX-MICRO-SD</text:p>
          </table:table-cell>
          <table:table-cell office:value-type="float" office:value="2064063" calcext:value-type="float">
            <text:p>206406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02774-0891</text:p>
          </table:table-cell>
          <table:table-cell office:value-type="float" office:value="3371" calcext:value-type="float">
            <text:p>3371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MOLEX - 502774-0891 - BUCHSE, MICROSD, PUSH-PUSH, 1.8MM</text:p>
          </table:table-cell>
          <table:table-cell table:style-name="ce6" table:formula="of:=[.H27]*[.A27]" office:value-type="float" office:value="1.38" calcext:value-type="float">
            <text:p>1,38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N8710</text:p>
          </table:table-cell>
          <table:table-cell office:value-type="string" calcext:value-type="string">
            <text:p>QFN32</text:p>
          </table:table-cell>
          <table:table-cell office:value-type="float" office:value="2292575" calcext:value-type="float">
            <text:p>229257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LAN8710A-EZK</text:p>
          </table:table-cell>
          <table:table-cell office:value-type="float" office:value="693" calcext:value-type="float">
            <text:p>693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MICROCHIP - LAN8710A-EZK - IC, MII/RMII 10/100 ENET TRX, 32VQFN</text:p>
          </table:table-cell>
          <table:table-cell table:style-name="ce6" table:formula="of:=[.H28]*[.A28]" office:value-type="float" office:value="1.07" calcext:value-type="float">
            <text:p>1,0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R0603</text:p>
          </table:table-cell>
          <table:table-cell office:value-type="float" office:value="2059527" calcext:value-type="float">
            <text:p>2059527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GEY0R00V</text:p>
          </table:table-cell>
          <table:table-cell office:value-type="float" office:value="282246" calcext:value-type="float">
            <text:p>282246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PANASONIC - ERJ3GEY0R00V - WIDERSTAND, 0 OHM, 0R 0.1W</text:p>
          </table:table-cell>
          <table:table-cell table:style-name="ce6" table:formula="of:=[.H29]*[.A29]" office:value-type="float" office:value="0.02" calcext:value-type="float">
            <text:p>0,020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0603</text:p>
          </table:table-cell>
          <table:table-cell office:value-type="float" office:value="9331956" calcext:value-type="float">
            <text:p>9331956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527R</text:p>
          </table:table-cell>
          <table:table-cell office:value-type="float" office:value="34895" calcext:value-type="float">
            <text:p>34895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ULTICOMP - MC0063W0603527R - WIDERSTAND, 0603 27R</text:p>
          </table:table-cell>
          <table:table-cell table:style-name="ce6" table:formula="of:=[.H30]*[.A30]" office:value-type="float" office:value="0.016" calcext:value-type="float">
            <text:p>0,0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0603</text:p>
          </table:table-cell>
          <table:table-cell office:value-type="float" office:value="2141230" calcext:value-type="float">
            <text:p>2141230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060339R0FKEA</text:p>
          </table:table-cell>
          <table:table-cell office:value-type="float" office:value="572" calcext:value-type="float">
            <text:p>572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VISHAY DRALORIC - CRCW060339R0FKEA - WIDERSTAND, 0603, 39R0, 1%</text:p>
          </table:table-cell>
          <table:table-cell table:style-name="ce6" table:formula="of:=[.H31]*[.A31]" office:value-type="float" office:value="0.008" calcext:value-type="float">
            <text:p>0,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100k</text:p>
          </table:table-cell>
          <table:table-cell office:value-type="string" calcext:value-type="string">
            <text:p>R0603</text:p>
          </table:table-cell>
          <table:table-cell office:value-type="float" office:value="9331719" calcext:value-type="float">
            <text:p>9331719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5100K</text:p>
          </table:table-cell>
          <table:table-cell office:value-type="float" office:value="45011" calcext:value-type="float">
            <text:p>45011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ULTICOMP - MC0063W06035100K - WIDERSTAND, 0603 100K</text:p>
          </table:table-cell>
          <table:table-cell table:style-name="ce6" table:formula="of:=[.H32]*[.A32]" office:value-type="float" office:value="0.016" calcext:value-type="float">
            <text:p>0,016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float" office:value="9238603" calcext:value-type="float">
            <text:p>9238603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RC0603FR-0710KL</text:p>
          </table:table-cell>
          <table:table-cell office:value-type="float" office:value="211202" calcext:value-type="float">
            <text:p>211202</text:p>
          </table:table-cell>
          <table:table-cell office:value-type="float" office:value="0.0021" calcext:value-type="float">
            <text:p>0,0021</text:p>
          </table:table-cell>
          <table:table-cell office:value-type="string" calcext:value-type="string">
            <text:p>YAGEO (PHYCOMP) - RC0603FR-0710KL - WIDERSTAND, RC22H 0603 10K</text:p>
          </table:table-cell>
          <table:table-cell table:style-name="ce6" table:formula="of:=[.H33]*[.A33]" office:value-type="float" office:value="0.0168" calcext:value-type="float">
            <text:p>0,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k1</text:p>
          </table:table-cell>
          <table:table-cell office:value-type="string" calcext:value-type="string">
            <text:p>R0603</text:p>
          </table:table-cell>
          <table:table-cell office:value-type="float" office:value="2059413" calcext:value-type="float">
            <text:p>205941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EKF1212V</text:p>
          </table:table-cell>
          <table:table-cell office:value-type="float" office:value="33100" calcext:value-type="float">
            <text:p>33100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PANASONIC - ERJ3EKF1212V - WIDERSTAND, 0603, 12K1 1%, 0.1W</text:p>
          </table:table-cell>
          <table:table-cell table:style-name="ce6" table:formula="of:=[.H34]*[.A34]" office:value-type="float" office:value="0.008" calcext:value-type="float">
            <text:p>0,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0603</text:p>
          </table:table-cell>
          <table:table-cell office:value-type="float" office:value="2138514" calcext:value-type="float">
            <text:p>2138514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0603147KFKEA</text:p>
          </table:table-cell>
          <table:table-cell office:value-type="float" office:value="6650" calcext:value-type="float">
            <text:p>665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VISHAY DRALORIC - CRCW0603147KFKEA - WIDERSTAND, 0603, 147K, 1%</text:p>
          </table:table-cell>
          <table:table-cell table:style-name="ce6" table:formula="of:=[.H35]*[.A35]" office:value-type="float" office:value="0.002" calcext:value-type="float">
            <text:p>0,0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0603</text:p>
          </table:table-cell>
          <table:table-cell office:value-type="float" office:value="2059659" calcext:value-type="float">
            <text:p>205965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GEYJ154V</text:p>
          </table:table-cell>
          <table:table-cell office:value-type="float" office:value="17989" calcext:value-type="float">
            <text:p>17989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PANASONIC - ERJ3GEYJ154V - WIDERSTAND, 0603, 150K 5%, 0.1W</text:p>
          </table:table-cell>
          <table:table-cell table:style-name="ce6" table:formula="of:=[.H36]*[.A36]"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0603</text:p>
          </table:table-cell>
          <table:table-cell office:value-type="float" office:value="9331794" calcext:value-type="float">
            <text:p>933179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5150R</text:p>
          </table:table-cell>
          <table:table-cell office:value-type="float" office:value="10293" calcext:value-type="float">
            <text:p>10293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ULTICOMP - MC0063W06035150R - WIDERSTAND, 0603 150R</text:p>
          </table:table-cell>
          <table:table-cell table:style-name="ce6" table:formula="of:=[.H37]*[.A37]"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office:value-type="float" office:value="2073348" calcext:value-type="float">
            <text:p>2073348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MR06X1001FTL</text:p>
          </table:table-cell>
          <table:table-cell office:value-type="float" office:value="577752" calcext:value-type="float">
            <text:p>577752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ULTICOMP - MCMR06X1001FTL - KERAMIKWIDERSTAND, 1K, 0.1W, 1%</text:p>
          </table:table-cell>
          <table:table-cell table:style-name="ce6" table:formula="of:=[.H38]*[.A38]"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0603</text:p>
          </table:table-cell>
          <table:table-cell office:value-type="float" office:value="9331808" calcext:value-type="float">
            <text:p>9331808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51K5</text:p>
          </table:table-cell>
          <table:table-cell office:value-type="float" office:value="615" calcext:value-type="float">
            <text:p>615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ULTICOMP - MC0063W060351K5 - WIDERSTAND, 0603 1K5</text:p>
          </table:table-cell>
          <table:table-cell table:style-name="ce6" table:formula="of:=[.H39]*[.A39]"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0603</text:p>
          </table:table-cell>
          <table:table-cell office:value-type="float" office:value="2059509" calcext:value-type="float">
            <text:p>205950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EKF2003V</text:p>
          </table:table-cell>
          <table:table-cell office:value-type="float" office:value="26161" calcext:value-type="float">
            <text:p>26161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PANASONIC - ERJ3EKF2003V - WIDERSTAND, 0603, 200K 1%, 0.1W</text:p>
          </table:table-cell>
          <table:table-cell table:style-name="ce6" table:formula="of:=[.H40]*[.A40]" office:value-type="float" office:value="0.008" calcext:value-type="float">
            <text:p>0,0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4k7</text:p>
          </table:table-cell>
          <table:table-cell office:value-type="string" calcext:value-type="string">
            <text:p>R0603</text:p>
          </table:table-cell>
          <table:table-cell office:value-type="float" office:value="9332154" calcext:value-type="float">
            <text:p>933215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54K7</text:p>
          </table:table-cell>
          <table:table-cell office:value-type="float" office:value="377378" calcext:value-type="float">
            <text:p>377378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ULTICOMP - MC0063W060354K7 - WIDERSTAND, 0603 4K7</text:p>
          </table:table-cell>
          <table:table-cell table:style-name="ce6" table:formula="of:=[.H41]*[.A41]" office:value-type="float" office:value="0.002" calcext:value-type="float">
            <text:p>0,00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0603</text:p>
          </table:table-cell>
          <table:table-cell office:value-type="float" office:value="2059567" calcext:value-type="float">
            <text:p>2059567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GEYJ510V</text:p>
          </table:table-cell>
          <table:table-cell office:value-type="float" office:value="28640" calcext:value-type="float">
            <text:p>28640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PANASONIC - ERJ3GEYJ510V - WIDERSTAND, 0603, 51R 5%, 0.1W</text:p>
          </table:table-cell>
          <table:table-cell table:style-name="ce6" table:formula="of:=[.H42]*[.A42]" office:value-type="float" office:value="0.016" calcext:value-type="float">
            <text:p>0,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R0603</text:p>
          </table:table-cell>
          <table:table-cell office:value-type="float" office:value="2138587" calcext:value-type="float">
            <text:p>2138587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0603680KFKEA</text:p>
          </table:table-cell>
          <table:table-cell office:value-type="float" office:value="29013" calcext:value-type="float">
            <text:p>29013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VISHAY DRALORIC - CRCW0603680KFKEA - WIDERSTAND, 0603, 680K, 1%</text:p>
          </table:table-cell>
          <table:table-cell table:style-name="ce6" table:formula="of:=[.H43]*[.A43]" office:value-type="float" office:value="0.002" calcext:value-type="float">
            <text:p>0,0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k8 1%</text:p>
          </table:table-cell>
          <table:table-cell office:value-type="string" calcext:value-type="string">
            <text:p>R0603</text:p>
          </table:table-cell>
          <table:table-cell office:value-type="float" office:value="2073558" calcext:value-type="float">
            <text:p>2073558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MR06X6801FTL</text:p>
          </table:table-cell>
          <table:table-cell office:value-type="float" office:value="16197" calcext:value-type="float">
            <text:p>16197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ULTICOMP - MCMR06X6801FTL - WIDERST,0603,6K8,1%,SCHWEFEL-RESIST</text:p>
          </table:table-cell>
          <table:table-cell table:style-name="ce6" table:formula="of:=[.H44]*[.A44]"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SMD5032</text:p>
          </table:table-cell>
          <table:table-cell office:value-type="float" office:value="1841940" calcext:value-type="float">
            <text:p>1841940</text:p>
          </table:table-cell>
          <table:table-cell office:value-type="string" calcext:value-type="string">
            <text:p>TXC</text:p>
          </table:table-cell>
          <table:table-cell office:value-type="string" calcext:value-type="string">
            <text:p>7A-12.000MAAJ-T</text:p>
          </table:table-cell>
          <table:table-cell office:value-type="float" office:value="29996" calcext:value-type="float">
            <text:p>29996</text:p>
          </table:table-cell>
          <table:table-cell office:value-type="float" office:value="0.284" calcext:value-type="float">
            <text:p>0,284</text:p>
          </table:table-cell>
          <table:table-cell office:value-type="string" calcext:value-type="string">
            <text:p>TXC - 7A-12.000MAAJ-T - XTAL, 12.000MHZ, 18PF, SMD, 5.0X3.2</text:p>
          </table:table-cell>
          <table:table-cell table:style-name="ce6" table:formula="of:=[.H45]*[.A45]" office:value-type="float" office:value="0.284" calcext:value-type="float">
            <text:p>0,2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SOT23</text:p>
          </table:table-cell>
          <table:table-cell office:value-type="float" office:value="1081192" calcext:value-type="float">
            <text:p>1081192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BAT54C</text:p>
          </table:table-cell>
          <table:table-cell office:value-type="float" office:value="17995" calcext:value-type="float">
            <text:p>17995</text:p>
          </table:table-cell>
          <table:table-cell office:value-type="float" office:value="0.037" calcext:value-type="float">
            <text:p>0,037</text:p>
          </table:table-cell>
          <table:table-cell office:value-type="string" calcext:value-type="string">
            <text:p>FAIRCHILD SEMICONDUCTOR - BAT54C - DIODE, SCHOTTKY, 200MA, 30V, SOT-23-3</text:p>
          </table:table-cell>
          <table:table-cell table:style-name="ce6" table:formula="of:=[.H46]*[.A46]" office:value-type="float" office:value="0.037" calcext:value-type="float">
            <text:p>0,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CP1529</text:p>
          </table:table-cell>
          <table:table-cell office:value-type="string" calcext:value-type="string">
            <text:p>SOT23-5</text:p>
          </table:table-cell>
          <table:table-cell office:value-type="float" office:value="2112613" calcext:value-type="float">
            <text:p>211261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529ASNT1G</text:p>
          </table:table-cell>
          <table:table-cell office:value-type="float" office:value="-2" calcext:value-type="float">
            <text:p>-2</text:p>
          </table:table-cell>
          <table:table-cell office:value-type="float" office:value="0.257" calcext:value-type="float">
            <text:p>0,257</text:p>
          </table:table-cell>
          <table:table-cell office:value-type="string" calcext:value-type="string">
            <text:p>ON SEMICONDUCTOR - NCP1529ASNT1G - BUCK,5.5VIN, 1.7MHZ, ADJ, 1%, 5TSOP</text:p>
          </table:table-cell>
          <table:table-cell table:style-name="ce6" table:formula="of:=[.H47]*[.A47]" office:value-type="float" office:value="0.771" calcext:value-type="float">
            <text:p>0,77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A-HU</text:p>
          </table:table-cell>
          <table:table-cell office:value-type="float" office:value="1860613" calcext:value-type="float">
            <text:p>1860613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GSB19110KEU</text:p>
          </table:table-cell>
          <table:table-cell office:value-type="float" office:value="4297" calcext:value-type="float">
            <text:p>4297</text:p>
          </table:table-cell>
          <table:table-cell office:value-type="float" office:value="0.203" calcext:value-type="float">
            <text:p>0,203</text:p>
          </table:table-cell>
          <table:table-cell office:value-type="string" calcext:value-type="string">
            <text:p>AMPHENOL - GSB19110KEU - STECKER,USB,TYP A,R/A,FLAG</text:p>
          </table:table-cell>
          <table:table-cell table:style-name="ce6" table:formula="of:=[.H48]*[.A48]" office:value-type="float" office:value="0.203" calcext:value-type="float">
            <text:p>0,2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USB-DOUBLE-FCI</text:p>
          </table:table-cell>
          <table:table-cell office:value-type="float" office:value="1097895" calcext:value-type="float">
            <text:p>1097895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72309-8034BLF</text:p>
          </table:table-cell>
          <table:table-cell office:value-type="float" office:value="2092" calcext:value-type="float">
            <text:p>209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FCI - 72309-8034BLF - BUCHSE USB TYP A 4POL GESTAPELT</text:p>
          </table:table-cell>
          <table:table-cell table:style-name="ce6" table:formula="of:=[.H49]*[.A49]" office:value-type="float" office:value="0.56" calcext:value-type="float">
            <text:p>0,560</text:p>
          </table:table-cell>
          <table:table-cell table:number-columns-repeated="3"/>
        </table:table-row>
        <table:table-row table:style-name="ro2" table:number-rows-repeated="1048526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BOM.A5:BOM.J49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.00.0000</text:date>, <text:time style:data-style-name="N2" text:time-value="0000-00-00T00:00:01.0281238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Auer</meta:initial-creator>
    <meta:creation-date>2014-10-03T17:23:00.140590998</meta:creation-date>
    <dc:date>2014-10-10T09:33:33.528234209</dc:date>
    <dc:creator>Andreas Auer</dc:creator>
    <meta:editing-duration>PT6H19M17S</meta:editing-duration>
    <meta:editing-cycles>7</meta:editing-cycles>
    <meta:generator>LibreOffice/4.1.3.2$Linux_X86_64 LibreOffice_project/410m0$Build-2</meta:generator>
    <meta:document-statistic meta:table-count="1" meta:cell-count="494" meta:object-count="0"/>
  </office:meta>
</office:document-meta>
</file>